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49646805089484448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20774961137983655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04902562153720419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63859705737702424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0785497740983329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984177556063028456"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47134386109169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97800904799224413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485310" text:continue-list="list2547134386109169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4217787430536222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49088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48550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46603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488867"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479202"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28512359670050583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43231278163314760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3688991007607253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491834"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2321240677688853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84916006076654248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26300772170396729" text:style-name="L15">
        <text:list-item>
          <text:list>
            <text:list-header>
              <text:p text:style-name="P184">1.5 miles averaging about 9:40/mile and rest 1 min</text:p>
            </text:list-header>
          </text:list>
        </text:list-item>
      </text:list>
      <text:p text:style-name="P24">1 mile in 8:26 and rest 2 min</text:p>
      <text:list xml:id="list405891102616584458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61070871644070048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465665"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78793176753334230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57506964174990294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34418821498760174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475531" text:continue-list="list8575069641749902949" text:style-name="L19">
        <text:list-item>
          <text:list>
            <text:list-header>
              <text:p text:style-name="P188">(Pace*HR)=1240</text:p>
            </text:list-header>
          </text:list>
        </text:list-item>
      </text:list>
      <text:list xml:id="list35475844" text:continue-list="list3787931767533342307" text:style-name="L18">
        <text:list-item>
          <text:list>
            <text:list-header>
              <text:p text:style-name="P187">2 miles at 10:46/mile Ave HR= 121 bpm and rest a few minutes</text:p>
            </text:list-header>
          </text:list>
        </text:list-item>
      </text:list>
      <text:list xml:id="list35471239" text:continue-list="list3547553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48362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1578391588988583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9922287068858238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87750144818563107"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757048292439767521"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8835756706285424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9999546132269748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47169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48388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642019140600103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87857939260864885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09830209474924088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9254115839935270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4035236218291110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63494382992564505" text:style-name="L32">
        <text:list-item>
          <text:list>
            <text:list-header>
              <text:p text:style-name="P198">0.25 miles in 2:54</text:p>
              <text:p text:style-name="P198">1 mile in 9:21 going faster as I ran and ending at around 8:30 pace</text:p>
            </text:list-header>
          </text:list>
        </text:list-item>
      </text:list>
      <text:list xml:id="list385704712503259057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23529316029060087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6583706914766148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7403667987901792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160124774666739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30171469988489063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903671986323826436"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text:soft-page-break/>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31T15:22:06.70</dc:date>
    <dc:creator>James Lombardi</dc:creator>
    <meta:editing-duration>P32DT21H40M5S</meta:editing-duration>
    <meta:editing-cycles>2329</meta:editing-cycles>
    <meta:generator>OpenOffice/4.1.2$Win32 OpenOffice.org_project/412m3$Build-9782</meta:generator>
    <meta:document-statistic meta:table-count="0" meta:image-count="9" meta:object-count="0" meta:page-count="229" meta:paragraph-count="6756" meta:word-count="72192" meta:character-count="369127"/>
  </office:meta>
</office:document-meta>
</file>